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0bb" officeooo:paragraph-rsid="000120bb"/>
    </style:style>
    <style:style style:name="P2" style:family="paragraph" style:parent-style-name="Standard" style:list-style-name="L1">
      <style:text-properties officeooo:rsid="000120bb" officeooo:paragraph-rsid="000120bb"/>
    </style:style>
    <style:style style:name="P3" style:family="paragraph" style:parent-style-name="Standard" style:list-style-name="L1">
      <style:text-properties officeooo:rsid="00019e37" officeooo:paragraph-rsid="00019e37"/>
    </style:style>
    <style:style style:name="P4" style:family="paragraph" style:parent-style-name="Standard">
      <style:text-properties officeooo:rsid="00019e37" officeooo:paragraph-rsid="00019e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gota Kelompok :</text:p>
      <text:p text:style-name="P1"><text:tab/>1.Refaldi Ergian (1700018013)</text:p>
      <text:p text:style-name="P1"><text:tab/>2.Bayu Krisna Murti (1700018015)</text:p>
      <text:p text:style-name="P1"><text:tab/>3.Aji Gelar Prayogo (1700018016)</text:p>
      <text:p text:style-name="P1"/>
      <text:p text:style-name="P1">Tema : Sistem Penjualan Beras</text:p>
      <text:p text:style-name="P1"/>
      <text:p text:style-name="P1">Laporan Kegiatan :</text:p>
      <text:p text:style-name="P1">Topik : Sistem Penjualan Beras</text:p>
      <text:p text:style-name="P1">Waktu : Senin, 12-Nov-2018, 13.30-11.00</text:p>
      <text:p text:style-name="P1">Tempat : Toko Serba Ada</text:p>
      <text:p text:style-name="P1"/>
      <text:p text:style-name="P1">Cara Kerja / Kegiatannya / Simulasinya :</text:p>
      <text:p text:style-name="P1"/>
      <text:list xml:id="list2031720784" text:style-name="L1">
        <text:list-item>
          <text:p text:style-name="P2">Pertama tama akan ada distributor beras ( tempat pengumpulan beras ) pada brand masing masing beras</text:p>
          <text:p text:style-name="P2"/>
        </text:list-item>
        <text:list-item>
          <text:p text:style-name="P2">Toko membeli beras tersebut berdasarkan (Merk/Grade) yang dibutuhkan untuk dimasukkan di toko.</text:p>
        </text:list-item>
      </text:list>
      <text:p text:style-name="P1"/>
      <text:list xml:id="list74844909331276" text:continue-numbering="true" text:style-name="L1">
        <text:list-item>
          <text:p text:style-name="P3">Apa bila toko berlebih maka akan dimasukkan ke gudang sebagai penyimpanan barang yg berlebih</text:p>
        </text:list-item>
      </text:list>
      <text:p text:style-name="P4"/>
      <text:list xml:id="list74846022135511" text:continue-numbering="true" text:style-name="L1">
        <text:list-item>
          <text:p text:style-name="P3">Jika beberapa pelastik sudah rusak maka kantung beras akan diambil dan plastiknya akan diganti dengan cadangan</text:p>
        </text:list-item>
      </text:list>
      <text:p text:style-name="P4"/>
      <text:list xml:id="list74845252532410" text:continue-numbering="true" text:style-name="L1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8-11-26T07:48:44.255000000</dc:date>
    <meta:editing-duration>PT16M41S</meta:editing-duration>
    <meta:editing-cycles>2</meta:editing-cycles>
    <meta:document-statistic meta:table-count="0" meta:image-count="0" meta:object-count="0" meta:page-count="1" meta:paragraph-count="16" meta:word-count="108" meta:character-count="694" meta:non-whitespace-character-count="603"/>
  </office:meta>
</office:document-meta>
</file>